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65in"/>
    </style:style>
    <style:style style:name="co2" style:family="table-column">
      <style:table-column-properties fo:break-before="auto" style:column-width="4.22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“</text:p>
          </table:table-cell>
          <table:table-cell office:value-type="string">
            <text:p>Academy of Management Discoveries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1];[.B1];[.C1];[.D1])" office:value-type="string" office:string-value="“Academy of Management Discoveries“ OR ">
            <text:p>“Academy of Management Discoveries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Academy of Management Journal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2];[.B2];[.C2];[.D2])" office:value-type="string" office:string-value="“Academy of Management Journal“ OR ">
            <text:p>“Academy of Management Journal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Academy of Management Review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3];[.B3];[.C3];[.D3])" office:value-type="string" office:string-value="“Academy of Management Review“ OR ">
            <text:p>“Academy of Management Review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Business &amp; Society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4];[.B4];[.C4];[.D4])" office:value-type="string" office:string-value="“Business &amp; Society“ OR ">
            <text:p>“Business &amp; Society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Business Communication Quarterly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5];[.B5];[.C5];[.D5])" office:value-type="string" office:string-value="“Business Communication Quarterly“ OR ">
            <text:p>“Business Communication Quarterly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Business Ethics Quarterly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6];[.B6];[.C6];[.D6])" office:value-type="string" office:string-value="“Business Ethics Quarterly“ OR ">
            <text:p>“Business Ethics Quarterly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Business Strategy and the Environment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7];[.B7];[.C7];[.D7])" office:value-type="string" office:string-value="“Business Strategy and the Environment“ OR ">
            <text:p>“Business Strategy and the Environment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Creativity and Innovation Management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8];[.B8];[.C8];[.D8])" office:value-type="string" office:string-value="“Creativity and Innovation Management“ OR ">
            <text:p>“Creativity and Innovation Management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Critical Perspectives on International Business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9];[.B9];[.C9];[.D9])" office:value-type="string" office:string-value="“Critical Perspectives on International Business“ OR ">
            <text:p>“Critical Perspectives on International Business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European Management Journal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10];[.B10];[.C10];[.D10])" office:value-type="string" office:string-value="“European Management Journal“ OR ">
            <text:p>“European Management Journal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International Journal of Nonprofit and Voluntary Sector Marketing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11];[.B11];[.C11];[.D11])" office:value-type="string" office:string-value="“International Journal of Nonprofit and Voluntary Sector Marketing“ OR ">
            <text:p>“International Journal of Nonprofit and Voluntary Sector Marketing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International Journal of Sociology and Social Policy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12];[.B12];[.C12];[.D12])" office:value-type="string" office:string-value="“International Journal of Sociology and Social Policy“ OR ">
            <text:p>“International Journal of Sociology and Social Policy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Journal of Business Ethics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13];[.B13];[.C13];[.D13])" office:value-type="string" office:string-value="“Journal of Business Ethics“ OR ">
            <text:p>“Journal of Business Ethics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Journal of Cleaner Production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14];[.B14];[.C14];[.D14])" office:value-type="string" office:string-value="“Journal of Cleaner Production“ OR ">
            <text:p>“Journal of Cleaner Production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Journal of Environmental Policy and Management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15];[.B15];[.C15];[.D15])" office:value-type="string" office:string-value="“Journal of Environmental Policy and Management“ OR ">
            <text:p>“Journal of Environmental Policy and Management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Journal of Industrial Ecology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16];[.B16];[.C16];[.D16])" office:value-type="string" office:string-value="“Journal of Industrial Ecology“ OR ">
            <text:p>“Journal of Industrial Ecology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Journal of Management Studies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17];[.B17];[.C17];[.D17])" office:value-type="string" office:string-value="“Journal of Management Studies“ OR ">
            <text:p>“Journal of Management Studies“ OR </text:p>
          </table:table-cell>
        </table:table-row>
        <table:table-row table:style-name="ro2">
          <table:table-cell office:value-type="string">
            <text:p>“</text:p>
          </table:table-cell>
          <table:table-cell office:value-type="string">
            <text:p>M@n@gement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18];[.B18];[.C18];[.D18])" office:value-type="string" office:string-value="“M@n@gement“ OR ">
            <text:p>“M@n@gement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Organization &amp; Environment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19];[.B19];[.C19];[.D19])" office:value-type="string" office:string-value="“Organization &amp; Environment“ OR ">
            <text:p>“Organization &amp; Environment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Organization Studies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20];[.B20];[.C20];[.D20])" office:value-type="string" office:string-value="“Organization Studies“ OR ">
            <text:p>“Organization Studies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Rutgers Business Review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21];[.B21];[.C21];[.D21])" office:value-type="string" office:string-value="“Rutgers Business Review“ OR ">
            <text:p>“Rutgers Business Review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Strategic Organization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22];[.B22];[.C22];[.D22])" office:value-type="string" office:string-value="“Strategic Organization“ OR ">
            <text:p>“Strategic Organization“ OR 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Sustainability</text:p>
          </table:table-cell>
          <table:table-cell office:value-type="string">
            <text:p>“</text:p>
          </table:table-cell>
          <table:table-cell office:value-type="string">
            <text:p><text:s/>OR </text:p>
          </table:table-cell>
          <table:table-cell table:formula="of:=CONCATENATE([.A23];[.B23];[.C23];[.D23])" office:value-type="string" office:string-value="“Sustainability“ OR ">
            <text:p>“Sustainability“ OR 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:Sheet1.F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1">11/01/2024</text:date>, <text:time>15:1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01T15:03:33.11</meta:creation-date>
    <dc:date>2024-11-01T15:19:21.67</dc:date>
    <meta:editing-duration>PT15M50S</meta:editing-duration>
    <meta:editing-cycles>3</meta:editing-cycles>
    <meta:generator>OpenOffice/4.1.15$Win32 OpenOffice.org_project/4115m2$Build-9813</meta:generator>
    <meta:document-statistic meta:table-count="3" meta:cell-count="115" meta:object-count="0"/>
  </office:meta>
</office:document-meta>
</file>